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0.5pt" officeooo:rsid="000c1728" officeooo:paragraph-rsid="000c1728" style:font-size-asian="10.5pt" style:font-size-complex="10.5pt"/>
    </style:style>
    <style:style style:name="P2" style:family="paragraph" style:parent-style-name="Standard">
      <style:paragraph-properties fo:margin-left="0.4925in" fo:margin-right="0in" fo:text-indent="0in" style:auto-text-indent="false"/>
      <style:text-properties fo:font-size="10.5pt" officeooo:rsid="000c1728" officeooo:paragraph-rsid="000c1728" style:font-size-asian="10.5pt" style:font-size-complex="10.5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reetings,</text:p>
      <text:p text:style-name="P1"/>
      <text:p text:style-name="P1">Thank you for your request to join the Between the Bars blog. We've been excited by the requests we've received from writers all across the country. <text:s/>Unfortunately, this demand has outpaced our ability to process the mail from our currently registered writers. In order to continue to meet our obligations to them, we are adding all new requests to a wait-list.</text:p>
      <text:p text:style-name="P1"/>
      <text:p text:style-name="P1">Invitations are sent as space is available in the order requests were received. At this time, we don't have an estimate for how long the wait is. <text:s/>We've added your name and address and will send you the registration materials as soon as we're able to. <text:s/>Please don't send us any posts or profiles until you've received them. <text:s/>Thank you for your patience.</text:p>
      <text:p text:style-name="P1"/>
      <text:p text:style-name="P2">Between the Bars</text:p>
      <text:p text:style-name="P2">PO Box 425103</text:p>
      <text:p text:style-name="P2">Cambirdge, MA <text:s/>0214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5in" fo:page-height="3.5in" style:num-format="1" style:print-orientation="landscape" fo:margin-top="0.25in" fo:margin-bottom="0.25in" fo:margin-left="0.25in" fo:margin-right="0.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arlie DeTar</meta:initial-creator>
    <meta:creation-date>2014-11-03T18:42:43.929902435</meta:creation-date>
    <dc:date>2014-11-03T18:48:36.792978605</dc:date>
    <dc:creator>Charlie DeTar</dc:creator>
    <meta:editing-duration>P0D</meta:editing-duration>
    <meta:editing-cycles>1</meta:editing-cycles>
    <meta:document-statistic meta:table-count="0" meta:image-count="0" meta:object-count="0" meta:page-count="1" meta:paragraph-count="6" meta:word-count="134" meta:character-count="773" meta:non-whitespace-character-count="640"/>
    <meta:generator>LibreOffice/4.2.6.3$Linux_X86_64 LibreOffice_project/420m0$Build-3</meta:generator>
  </office:meta>
</office:document-meta>
</file>